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70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osts-latest-3-months-api-operation-simplifi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API Operation</text:p>
          </table:table-cell>
          <table:table-cell office:value-type="string" calcext:value-type="string">
            <text:p>None($)</text:p>
          </table:table-cell>
          <table:table-cell office:value-type="string" calcext:value-type="string">
            <text:p>VpcEndpoint($)</text:p>
          </table:table-cell>
          <table:table-cell office:value-type="string" calcext:value-type="string">
            <text:p>Build($)</text:p>
          </table:table-cell>
          <table:table-cell office:value-type="string" calcext:value-type="string">
            <text:p>NatGateway($)</text:p>
          </table:table-cell>
          <table:table-cell office:value-type="string" calcext:value-type="string">
            <text:p>AssociateAddressVPC($)</text:p>
          </table:table-cell>
          <table:table-cell office:value-type="string" calcext:value-type="string">
            <text:p>Unknown($)</text:p>
          </table:table-cell>
          <table:table-cell office:value-type="string" calcext:value-type="string">
            <text:p>Invoke($)</text:p>
          </table:table-cell>
          <table:table-cell office:value-type="string" calcext:value-type="string">
            <text:p>No Operation($)</text:p>
          </table:table-cell>
          <table:table-cell office:value-type="string" calcext:value-type="string">
            <text:p>Total cost ($)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16.572" calcext:value-type="float">
            <text:p>16.572</text:p>
          </table:table-cell>
          <table:table-cell office:value-type="float" office:value="17.3366280764" calcext:value-type="float">
            <text:p>17.3366280764</text:p>
          </table:table-cell>
          <table:table-cell office:value-type="float" office:value="6.62" calcext:value-type="float">
            <text:p>6.62</text:p>
          </table:table-cell>
          <table:table-cell office:value-type="float" office:value="7.2793064235" calcext:value-type="float">
            <text:p>7.2793064235</text:p>
          </table:table-cell>
          <table:table-cell office:value-type="float" office:value="1.123" calcext:value-type="float">
            <text:p>1.123</text:p>
          </table:table-cell>
          <table:table-cell office:value-type="float" office:value="1.556451588" calcext:value-type="float">
            <text:p>1.556451588</text:p>
          </table:table-cell>
          <table:table-cell office:value-type="float" office:value="0.0804237733" calcext:value-type="float">
            <text:p>0.0804237733</text:p>
          </table:table-cell>
          <table:table-cell office:value-type="float" office:value="10.62" calcext:value-type="float">
            <text:p>10.62</text:p>
          </table:table-cell>
          <table:table-cell office:value-type="float" office:value="61.1904269498" calcext:value-type="float">
            <text:p>61.1904269498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13.899" calcext:value-type="float">
            <text:p>13.899</text:p>
          </table:table-cell>
          <table:table-cell office:value-type="float" office:value="12.4973917728" calcext:value-type="float">
            <text:p>12.4973917728</text:p>
          </table:table-cell>
          <table:table-cell office:value-type="float" office:value="8.5" calcext:value-type="float">
            <text:p>8.5</text:p>
          </table:table-cell>
          <table:table-cell office:value-type="float" office:value="7.0122825486" calcext:value-type="float">
            <text:p>7.0122825486</text:p>
          </table:table-cell>
          <table:table-cell office:value-type="float" office:value="2.019" calcext:value-type="float">
            <text:p>2.019</text:p>
          </table:table-cell>
          <table:table-cell office:value-type="float" office:value="1.8630951904" calcext:value-type="float">
            <text:p>1.8630951904</text:p>
          </table:table-cell>
          <table:table-cell office:value-type="float" office:value="6.4308009256" calcext:value-type="float">
            <text:p>6.4308009256</text:p>
          </table:table-cell>
          <table:table-cell office:value-type="float" office:value="10.98" calcext:value-type="float">
            <text:p>10.98</text:p>
          </table:table-cell>
          <table:table-cell office:value-type="float" office:value="63.2138397696" calcext:value-type="float">
            <text:p>63.2138397696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9.027" calcext:value-type="float">
            <text:p>9.027</text:p>
          </table:table-cell>
          <table:table-cell table:number-columns-repeated="3"/>
          <table:table-cell office:value-type="float" office:value="7.435" calcext:value-type="float">
            <text:p>7.435</text:p>
          </table:table-cell>
          <table:table-cell office:value-type="float" office:value="5.999999904" calcext:value-type="float">
            <text:p>5.999999904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27.1843199118" calcext:value-type="float">
            <text:p>27.1843199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8T13:49:29.263059497</dc:date>
    <meta:editing-duration>PT2M2S</meta:editing-duration>
    <meta:editing-cycles>1</meta:editing-cycles>
    <meta:document-statistic meta:table-count="1" meta:cell-count="36" meta:object-count="0"/>
    <meta:generator>LibreOffice/7.3.2.2$Linux_X86_64 LibreOffice_project/49f2b1bff42cfccbd8f788c8dc32c1c309559be0</meta:generator>
  </office:meta>
</office:document-meta>
</file>